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8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7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1.06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1" draw:style-name="gr1" draw:text-style-name="P1" svg:width="3.5134in" svg:height="1.6098in" svg:x="3.552in" svg:y="8.098in"><text:p/></draw:rect><draw:rect text:anchor-type="paragraph" draw:z-index="10" draw:style-name="gr1" draw:text-style-name="P1" svg:width="3.5134in" svg:height="1.6098in" svg:x="0.039in" svg:y="8.098in"><text:p/></draw:rect><draw:rect text:anchor-type="paragraph" draw:z-index="9" draw:style-name="gr1" draw:text-style-name="P1" svg:width="3.5134in" svg:height="1.6098in" svg:x="3.552in" svg:y="4.8783in"><text:p/></draw:rect><draw:rect text:anchor-type="paragraph" draw:z-index="8" draw:style-name="gr1" draw:text-style-name="P1" svg:width="3.5134in" svg:height="1.6098in" svg:x="0.039in" svg:y="4.8783in"><text:p/></draw:rect><draw:rect text:anchor-type="paragraph" draw:z-index="7" draw:style-name="gr1" draw:text-style-name="P1" svg:width="3.5134in" svg:height="1.6098in" svg:x="0.039in" svg:y="6.4882in"><text:p/></draw:rect><draw:rect text:anchor-type="paragraph" draw:z-index="6" draw:style-name="gr1" draw:text-style-name="P1" svg:width="3.5134in" svg:height="1.6098in" svg:x="3.552in" svg:y="6.4882in"><text:p/></draw:rect><draw:rect text:anchor-type="paragraph" draw:z-index="5" draw:style-name="gr1" draw:text-style-name="P1" svg:width="3.5134in" svg:height="1.6098in" svg:x="3.552in" svg:y="3.2689in"><text:p/></draw:rect><draw:rect text:anchor-type="paragraph" draw:z-index="4" draw:style-name="gr1" draw:text-style-name="P1" svg:width="3.5134in" svg:height="1.6098in" svg:x="0.039in" svg:y="3.2689in"><text:p/></draw:rect><draw:rect text:anchor-type="paragraph" draw:z-index="3" draw:style-name="gr1" draw:text-style-name="P1" svg:width="3.5134in" svg:height="1.6098in" svg:x="3.552in" svg:y="1.6591in"><text:p/></draw:rect><draw:rect text:anchor-type="paragraph" draw:z-index="2" draw:style-name="gr1" draw:text-style-name="P1" svg:width="3.5134in" svg:height="1.6098in" svg:x="0.039in" svg:y="0.0492in"><text:p/></draw:rect><draw:rect text:anchor-type="paragraph" draw:z-index="1" draw:style-name="gr1" draw:text-style-name="P1" svg:width="3.5134in" svg:height="1.6098in" svg:x="0.039in" svg:y="1.6591in"><text:p/></draw:rect><draw:rect text:anchor-type="paragraph" draw:z-index="0" draw:style-name="gr1" draw:text-style-name="P1" svg:width="3.5134in" svg:height="1.6098in" svg:x="3.552in" svg:y="0.0492in"><text:p/></draw:rect></text:p>
      <text:p text:style-name="Standard"/>
      <text:p text:style-name="Standard"/>
      <text:p text:style-name="Standard"><draw:frame text:anchor-type="paragraph" draw:z-index="20" draw:style-name="gr2" svg:width="2.3685in" svg:height="0.8051in" svg:x="0.7965in" svg:y="0.1402in"><draw:text-box><text:p>Creative Art section / Page</text:p></draw:text-box></draw:frame><draw:frame text:anchor-type="paragraph" draw:z-index="25" draw:style-name="gr7" svg:width="1.9894in" svg:height="0.4543in" svg:x="4.3382in" svg:y="0.0752in"><draw:text-box><text:p>Fun game on page to entertain user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6" draw:style-name="gr8" svg:width="2.1213in" svg:height="0.6539in" svg:x="4.1492in" svg:y="0.0091in"><draw:text-box><text:p>Easy way to share website to other employee/ers</text:p></draw:text-box></draw:frame></text:p>
      <text:p text:style-name="Standard"><draw:frame text:anchor-type="paragraph" draw:z-index="21" draw:style-name="gr3" svg:width="2.235in" svg:height="0.8335in" svg:x="0.8535in" svg:y="0.0154in"><draw:text-box><text:p>Resume and Contact page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2" draw:style-name="gr4" svg:width="2.2161in" svg:height="0.7862in" svg:x="0.778in" svg:y="0in"><draw:text-box><text:p>Family information / About me</text:p></draw:text-box></draw:frame><draw:frame text:anchor-type="paragraph" draw:z-index="27" draw:style-name="gr9" svg:width="2.178in" svg:height="0.7768in" svg:x="4.3008in" svg:y="0.0957in"><draw:text-box><text:p>Cool smooth outline highlighting professional webs skill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3" draw:style-name="gr5" svg:width="1.5157in" svg:height="0.6823in" svg:x="1.0047in" svg:y="0.0965in"><draw:text-box><text:p>Personal Welcome Video</text:p><text:p/></draw:text-box></draw:frame><draw:frame text:anchor-type="paragraph" draw:z-index="28" draw:style-name="gr10" svg:width="2.2921in" svg:height="0.7961in" svg:x="4.2154in" svg:y="0.1354in"><draw:text-box><text:p>Non download online live PDF version of resum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9" draw:style-name="gr11" svg:width="2.3295in" svg:height="0.8906in" svg:x="4.0638in" svg:y="0.1374in"><draw:text-box><text:p>Instant page to call /contact me for freelance style work</text:p></draw:text-box></draw:frame></text:p>
      <text:p text:style-name="Standard"><draw:frame text:anchor-type="paragraph" draw:z-index="24" draw:style-name="gr6" svg:width="2.1496in" svg:height="0.6441in" svg:x="0.8063in" svg:y="0.0957in"><draw:text-box><text:p>Creative video showing old work example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1" draw:style-name="gr13" svg:width="2.6043in" svg:height="0.7106in" svg:x="0.6075in" svg:y="0.1854in"><draw:text-box><text:p>Youtube subscription for job updates</text:p></draw:text-box></draw:frame></text:p>
      <text:p text:style-name="Standard"><draw:frame text:anchor-type="paragraph" draw:z-index="30" draw:style-name="gr12" svg:width="1.9224in" svg:height="0.7394in" svg:x="4.5465in" svg:y="0.0228in"><draw:text-box><text:p>Image section of work</text:p></draw:text-box></draw:frame></text:p>
      <text:p text:style-name="Standard"/>
      <text:p text:style-name="Standard"/>
      <text:p text:style-name="Standard"/>
      <text:p text:style-name="Standard"/>
      <text:p text:style-name="Standard"><draw:rect text:anchor-type="paragraph" draw:z-index="12" draw:style-name="gr1" draw:text-style-name="P1" svg:width="3.5134in" svg:height="1.6098in" svg:x="3.4366in" svg:y="0.0063in"><text:p/></draw:rect><draw:rect text:anchor-type="paragraph" draw:z-index="13" draw:style-name="gr1" draw:text-style-name="P1" svg:width="3.5134in" svg:height="1.6098in" svg:x="-0.0764in" svg:y="0.0063in"><text:p/></draw:rect><text:soft-page-break/></text:p>
      <text:p text:style-name="Standard"/>
      <text:p text:style-name="Standard"><draw:frame text:anchor-type="paragraph" draw:z-index="32" draw:style-name="gr10" svg:width="2.4531in" svg:height="0.7961in" svg:x="0.5126in" svg:y="0.002in"><draw:text-box><text:p>Link to make your own website tools</text:p></draw:text-box></draw:frame></text:p>
      <text:p text:style-name="Standard"><draw:frame text:anchor-type="paragraph" draw:z-index="34" draw:style-name="gr15" svg:width="2.0268in" svg:height="0.663in" svg:x="4.2535in" svg:y="0.0193in"><draw:text-box><text:p>Computer repair section</text:p></draw:text-box></draw:frame></text:p>
      <text:p text:style-name="Standard"/>
      <text:p text:style-name="Standard"/>
      <text:p text:style-name="Standard"/>
      <text:p text:style-name="Standard"><draw:rect text:anchor-type="paragraph" draw:z-index="14" draw:style-name="gr1" draw:text-style-name="P1" svg:width="3.5134in" svg:height="1.6098in" svg:x="-0.0764in" svg:y="0.2744in"><text:p/></draw:rect><draw:rect text:anchor-type="paragraph" draw:z-index="15" draw:style-name="gr1" draw:text-style-name="P1" svg:width="3.5134in" svg:height="1.6098in" svg:x="3.4366in" svg:y="0.2744in"><text:p/></draw:rect><draw:rect text:anchor-type="paragraph" draw:z-index="16" draw:style-name="gr1" draw:text-style-name="P1" svg:width="3.5134in" svg:height="1.6098in" svg:x="-0.0764in" svg:y="1.8839in"><text:p/></draw:rect><draw:rect text:anchor-type="paragraph" draw:z-index="17" draw:style-name="gr1" draw:text-style-name="P1" svg:width="3.5134in" svg:height="1.6098in" svg:x="-0.0764in" svg:y="3.4937in"><text:p/></draw:rect><draw:rect text:anchor-type="paragraph" draw:z-index="18" draw:style-name="gr1" draw:text-style-name="P1" svg:width="3.5134in" svg:height="1.6098in" svg:x="-0.0764in" svg:y="5.1035in"><text:p/></draw:rect><draw:rect text:anchor-type="paragraph" draw:z-index="19" draw:style-name="gr1" draw:text-style-name="P1" svg:width="3.5134in" svg:height="1.6098in" svg:x="-0.0764in" svg:y="6.7134in"><text:p/></draw:rect><draw:frame text:anchor-type="paragraph" draw:z-index="33" draw:style-name="gr14" svg:width="2.2071in" svg:height="0.7098in" svg:x="0.5598in" svg:y="0.7398in"><draw:text-box><text:p>Training section with costs</text:p></draw:text-box></draw:frame><draw:frame text:anchor-type="paragraph" draw:z-index="35" draw:style-name="gr16" svg:width="2.5378in" svg:height="0.7386in" svg:x="3.9126in" svg:y="0.6543in"><draw:text-box><text:p>List of former employers / references</text:p></draw:text-box></draw:frame><draw:frame text:anchor-type="paragraph" draw:z-index="36" draw:style-name="gr17" svg:width="2.7461in" svg:height="1.0606in" svg:x="0.3425in" svg:y="2.198in"><draw:text-box><text:p>A “what about this page” information lis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1:07:18.87</meta:creation-date>
    <meta:document-statistic meta:table-count="0" meta:image-count="0" meta:object-count="0" meta:page-count="2" meta:paragraph-count="0" meta:word-count="0" meta:character-count="0"/>
    <dc:date>2015-10-12T21:18:16.61</dc:date>
    <meta:editing-duration>PT10M58S</meta:editing-duration>
    <meta:editing-cycles>1</meta:editing-cycles>
    <meta:generator>OpenOffice.org/3.4.1$Win32 OpenOffice.org_project/341m1$Build-9593</meta:generator>
  </office:meta>
</office:document-meta>
</file>